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XQuery full-text pars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ds Nyborg &amp; Andreas Ravnest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Agend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2">XQuery og XPath</text:p>
              </text:list-item>
            </text:list>
            <text:list text:style-name="L2">
              <text:list-item>
                <text:p text:style-name="P2">Relasjonell algebra</text:p>
              </text:list-item>
            </text:list>
            <text:list text:style-name="L2">
              <text:list-item>
                <text:p text:style-name="P2">Parsing av XQuery med fulltekst-utvidelser</text:p>
              </text:list-item>
            </text:list>
            <text:list text:style-name="L2">
              <text:list-item>
                <text:p text:style-name="P2">Oversetting til relasjonell algeb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Xquery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Relasjonell algebra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Xquery parsing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Oversetting til relalg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08T15:42:37</meta:creation-date>
    <dc:date>2007-10-08T15:57:57</dc:date>
    <dc:language>fi-FI</dc:language>
    <meta:editing-cycles>2</meta:editing-cycles>
    <meta:editing-duration>PT15M30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